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Raleway Light" svg:font-family="'Raleway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om It May Concern,</text:p>
      <text:p text:style-name="Standard">I’m writing <text:s/>in response to the Application Analyst position posted for Concord Hospital and would like to apply<text:bookmark-start text:name="OLE_LINK1"/><text:bookmark-start text:name="OLE_LINK2"/>. <text:bookmark-start text:name="OLE_LINK6"/><text:bookmark-start text:name="OLE_LINK7"/><text:bookmark-start text:name="_GoBack"/>I have experience in both medicine and IT, and as such I am armed with a unique understanding of how critical infrastructure is in a hospital setting. I have gained hands-on experience in a wide range of IT disciplines, including internal and end user technical support, programming, development and infrastructure support. Combined with a previous career in Emergency Services, I leverage a skill set that allows me to think critically and objectively in extremely high stress environments while maintaining an excellent user support experience. </text:p>
      <text:p text:style-name="Standard">I came into my current job with basic computer assembly and troubleshooting experience. Within the first two weeks I was supporting the full line of our software. In three months’ time, I was assisting in software development, writing product requirements, specifications and use flows. Within the first year I took on managing the company file server and backups. </text:p>
      <text:p text:style-name="Standard">I provide a wide range of services to my company, ranging from customer service, to software development testing and management, to network infrastructure management. I strive to find ways of improving workflow and efficiency. To that end I helped spearhead case management automation which drastically decreased spam cases and improved response times.</text:p>
      <text:p text:style-name="Standard">I assist in managing our network and infrastructure. At time of writing, I am responsible for overseeing migrating office locations . I have disassembled the old location's network and reestablished it at our new facility with minimal downtime. I advocated moving an aging file server to a new NAS server, increasing redundancy and improving the reliability of backups. Additionally, user email account management, antivirus configuration and VoIP troubleshooting are all responsibilities of mine.</text:p>
      <text:p text:style-name="Standard"><text:bookmark-end text:name="OLE_LINK1"/><text:bookmark-end text:name="OLE_LINK2"/>In my off time I continue to learn and hone my skills; I am in the process of pursuing a Network + certification. Some of my side projects at home have included a network wide ad blocker, storage server and a touch-based media server. </text:p>
      <text:p text:style-name="Standard"><text:bookmark-end text:name="OLE_LINK6"/><text:bookmark-end text:name="OLE_LINK7"/><text:bookmark-end text:name="_GoBack"/>I know that while I lack a traditional education, my experiences make me uniquely qualified to support IT in a hospital setting. I have a hunger and motivation that <text:s/>will be difficult to find elsewhere and I am driven and capable of rapidly learning and supporting new technologies. I ask that you consider me for this position. Thank you for your time and consideration.</text:p>
      <text:p text:style-name="Standard">Regards,</text:p>
      <text:p text:style-name="Standard">Marshall Nye</text:p>
      <text:p text:style-name="Standard">ffnye15@gmail.com</text:p>
      <text:p text:style-name="Standard">603-568-95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Raleway Light" svg:font-family="'Raleway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5in" fo:margin-right="0in" fo:margin-top="0.3335in" fo:margin-bottom="0in" fo:line-height="100%" fo:keep-together="always" fo:hyphenation-ladder-count="no-limit" fo:text-indent="-0.25in" style:auto-text-indent="false" fo:keep-with-next="always"/>
      <style:text-properties fo:text-transform="uppercase" fo:color="#000000" style:font-name="Raleway Light" fo:font-size="22pt" style:font-name-asian="Calibri1" style:font-size-asian="22pt" style:language-asian="ar" style:country-asian="SA" style:font-name-complex="Times New Roman" style:font-size-complex="2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2f5496" style:font-name="Calibri Light"/>
    </style:style>
    <style:style style:name="Heading_20_51" style:display-name="Heading 51" style:family="paragraph" style:parent-style-name="Heading_20_5" style:default-outline-level="" style:list-style-name="">
      <style:paragraph-properties fo:margin-top="0.139in" fo:margin-bottom="0in" fo:line-height="100%" fo:hyphenation-ladder-count="no-limit"/>
      <style:text-properties fo:color="#538135" style:font-name="Raleway Light" fo:font-size="10pt" fo:font-weight="bold" style:font-name-asian="Calibri1" style:font-size-asian="10pt" style:language-asian="ar" style:country-asian="SA" style:font-weight-asian="bold" style:font-name-complex="Times New Roman" style:font-size-complex="10pt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0" style:font-name="Raleway Light" fo:font-size="22pt" style:font-name-asian="Calibri1" style:font-size-asian="22pt" style:language-asian="ar" style:country-asian="SA" style:font-name-complex="Times New Roman" style:font-size-complex="22pt" style:font-weight-complex="bold"/>
    </style:style>
    <style:style style:name="Heading_20_5_20_Char" style:display-name="Heading 5 Char" style:family="text" style:parent-style-name="Default_20_Paragraph_20_Font">
      <style:text-properties fo:color="#2f5496" style:font-name="Calibri Ligh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shall N</meta:initial-creator>
    <meta:editing-cycles>14</meta:editing-cycles>
    <meta:print-date>2018-01-10T17:32:00</meta:print-date>
    <meta:creation-date>2018-03-19T17:59:00</meta:creation-date>
    <dc:date>2018-05-25T22:10:32.44</dc:date>
    <meta:editing-duration>PT3H10M45S</meta:editing-duration>
    <meta:generator>OpenOffice/4.1.5$Win32 OpenOffice.org_project/415m1$Build-9789</meta:generator>
    <meta:document-statistic meta:table-count="0" meta:image-count="0" meta:object-count="0" meta:page-count="1" meta:paragraph-count="11" meta:word-count="403" meta:character-count="25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